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Corner">
      <style:table-cell-properties fo:border-bottom="none" fo:border-left="none" fo:border-right="none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>
      <style:table-cell-properties fo:border-bottom="none" fo:border-left="0.99pt solid #000000" fo:border-right="none" fo:border-top="none"/>
    </style:style>
    <style:style style:name="ce2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latform</text:p>
          </table:table-cell>
          <table:table-cell table:style-name="Default" office:value-type="string" calcext:value-type="string">
            <text:p>Selectiv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ransfer Size (bytes)</text:p>
          </table:table-cell>
          <table:table-cell office:value-type="string" calcext:value-type="string">
            <text:p>Transfer Size (GB)</text:p>
          </table:table-cell>
        </table:table-row>
        <table:table-row table:style-name="ro1">
          <table:table-cell office:value-type="string" calcext:value-type="string">
            <text:p>Pare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.00%</text:p>
          </table:table-cell>
          <table:table-cell office:value-type="float" office:value="134.46175" calcext:value-type="float">
            <text:p>134.46175</text:p>
          </table:table-cell>
          <table:table-cell office:value-type="float" office:value="0.136515591293573" calcext:value-type="float">
            <text:p>0.136515591293573</text:p>
          </table:table-cell>
          <table:table-cell office:value-type="float" office:value="2931650000" calcext:value-type="float">
            <text:p>2931650000</text:p>
          </table:table-cell>
          <table:table-cell office:value-type="float" office:value="2.73031182587147" calcext:value-type="float">
            <text:p>2.73031182587147</text:p>
          </table:table-cell>
        </table:table-row>
        <table:table-row table:style-name="ro1">
          <table:table-cell office:value-type="string" calcext:value-type="string">
            <text:p>Pare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5.00%</text:p>
          </table:table-cell>
          <table:table-cell office:value-type="float" office:value="399.47825" calcext:value-type="float">
            <text:p>399.47825</text:p>
          </table:table-cell>
          <table:table-cell office:value-type="float" office:value="0.682597747072578" calcext:value-type="float">
            <text:p>0.682597747072578</text:p>
          </table:table-cell>
          <table:table-cell office:value-type="float" office:value="14658675000" calcext:value-type="float">
            <text:p>14658675000</text:p>
          </table:table-cell>
          <table:table-cell office:value-type="float" office:value="13.6519549414516" calcext:value-type="float">
            <text:p>13.6519549414516</text:p>
          </table:table-cell>
        </table:table-row>
        <table:table-row table:style-name="ro1">
          <table:table-cell office:value-type="string" calcext:value-type="string">
            <text:p>Pare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0.00%</text:p>
          </table:table-cell>
          <table:table-cell office:value-type="float" office:value="622.0745" calcext:value-type="float">
            <text:p>622.0745</text:p>
          </table:table-cell>
          <table:table-cell office:value-type="float" office:value="1.36521528474987" calcext:value-type="float">
            <text:p>1.36521528474987</text:p>
          </table:table-cell>
          <table:table-cell office:value-type="float" office:value="29317775000" calcext:value-type="float">
            <text:p>29317775000</text:p>
          </table:table-cell>
          <table:table-cell office:value-type="float" office:value="27.3043056949973" calcext:value-type="float">
            <text:p>27.3043056949973</text:p>
          </table:table-cell>
        </table:table-row>
        <table:table-row table:style-name="ro1">
          <table:table-cell office:value-type="string" calcext:value-type="string">
            <text:p>TileDB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.00%</text:p>
          </table:table-cell>
          <table:table-cell office:value-type="float" office:value="731.845633029938" calcext:value-type="float">
            <text:p>731.845633029938</text:p>
          </table:table-cell>
          <table:table-cell office:value-type="float" office:value="0.374023919433355" calcext:value-type="float">
            <text:p>0.374023919433355</text:p>
          </table:table-cell>
          <table:table-cell office:value-type="float" office:value="7967678000" calcext:value-type="float">
            <text:p>7967678000</text:p>
          </table:table-cell>
          <table:table-cell office:value-type="float" office:value="7.42047838866711" calcext:value-type="float">
            <text:p>7.42047838866711</text:p>
          </table:table-cell>
        </table:table-row>
        <table:table-row table:style-name="ro1">
          <table:table-cell office:value-type="string" calcext:value-type="string">
            <text:p>TileDB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5.00%</text:p>
          </table:table-cell>
          <table:table-cell office:value-type="float" office:value="920.623298406601" calcext:value-type="float">
            <text:p>920.623298406601</text:p>
          </table:table-cell>
          <table:table-cell office:value-type="float" office:value="1.1437097530663" calcext:value-type="float">
            <text:p>1.1437097530663</text:p>
          </table:table-cell>
          <table:table-cell office:value-type="float" office:value="24485818000" calcext:value-type="float">
            <text:p>24485818000</text:p>
          </table:table-cell>
          <table:table-cell office:value-type="float" office:value="22.804195061326" calcext:value-type="float">
            <text:p>22.804195061326</text:p>
          </table:table-cell>
        </table:table-row>
        <table:table-row table:style-name="ro1">
          <table:table-cell office:value-type="string" calcext:value-type="string">
            <text:p>TileDB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0.00%</text:p>
          </table:table-cell>
          <table:table-cell office:value-type="float" office:value="1340.79865098" calcext:value-type="float">
            <text:p>1340.79865098</text:p>
          </table:table-cell>
          <table:table-cell office:value-type="float" office:value="1.65514035050869" calcext:value-type="float">
            <text:p>1.65514035050869</text:p>
          </table:table-cell>
          <table:table-cell office:value-type="float" office:value="35462264000" calcext:value-type="float">
            <text:p>35462264000</text:p>
          </table:table-cell>
          <table:table-cell office:value-type="float" office:value="33.0268070101738" calcext:value-type="float">
            <text:p>33.0268070101738</text:p>
          </table:table-cell>
        </table:table-row>
        <table:table-row table:style-name="ro1">
          <table:table-cell office:value-type="string" calcext:value-type="string">
            <text:p>TileDB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1.00%</text:p>
          </table:table-cell>
          <table:table-cell office:value-type="float" office:value="1451.27313685417" calcext:value-type="float">
            <text:p>1451.2731368541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7967678000" calcext:value-type="float">
            <text:p>7967678000</text:p>
          </table:table-cell>
          <table:table-cell office:value-type="float" office:value="7.42047838866711" calcext:value-type="float">
            <text:p>7.42047838866711</text:p>
          </table:table-cell>
        </table:table-row>
        <table:table-row table:style-name="ro1">
          <table:table-cell office:value-type="string" calcext:value-type="string">
            <text:p>TileDB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5.00%</text:p>
          </table:table-cell>
          <table:table-cell office:value-type="float" office:value="1813.17795109749" calcext:value-type="float">
            <text:p>1813.17795109749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24485818000" calcext:value-type="float">
            <text:p>24485818000</text:p>
          </table:table-cell>
          <table:table-cell office:value-type="float" office:value="22.804195061326" calcext:value-type="float">
            <text:p>22.804195061326</text:p>
          </table:table-cell>
        </table:table-row>
        <table:table-row table:style-name="ro1">
          <table:table-cell office:value-type="string" calcext:value-type="string">
            <text:p>TileDB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10.00%</text:p>
          </table:table-cell>
          <table:table-cell office:value-type="float" office:value="2481.77941203117" calcext:value-type="float">
            <text:p>2481.77941203117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35462264000" calcext:value-type="float">
            <text:p>35462264000</text:p>
          </table:table-cell>
          <table:table-cell office:value-type="float" office:value="33.0268070101738" calcext:value-type="float">
            <text:p>33.0268070101738</text:p>
          </table:table-cell>
        </table:table-row>
        <table:table-row table:style-name="ro1">
          <table:table-cell office:value-type="string" calcext:value-type="string">
            <text:p>TileDB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1.00%</text:p>
          </table:table-cell>
          <table:table-cell office:value-type="float" office:value="874.014199972153" calcext:value-type="float">
            <text:p>874.014199972153</text:p>
          </table:table-cell>
          <table:table-cell office:value-type="float" office:value="0.33692152749002" calcext:value-type="float">
            <text:p>0.33692152749002</text:p>
          </table:table-cell>
          <table:table-cell office:value-type="float" office:value="7967678000" calcext:value-type="float">
            <text:p>7967678000</text:p>
          </table:table-cell>
          <table:table-cell office:value-type="float" office:value="7.42047838866711" calcext:value-type="float">
            <text:p>7.42047838866711</text:p>
          </table:table-cell>
        </table:table-row>
        <table:table-row table:style-name="ro1">
          <table:table-cell office:value-type="string" calcext:value-type="string">
            <text:p>TileDB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5.00%</text:p>
          </table:table-cell>
          <table:table-cell office:value-type="float" office:value="1075.25566387177" calcext:value-type="float">
            <text:p>1075.25566387177</text:p>
          </table:table-cell>
          <table:table-cell office:value-type="float" office:value="1.02968877775967" calcext:value-type="float">
            <text:p>1.02968877775967</text:p>
          </table:table-cell>
          <table:table-cell office:value-type="float" office:value="24485818000" calcext:value-type="float">
            <text:p>24485818000</text:p>
          </table:table-cell>
          <table:table-cell office:value-type="float" office:value="22.804195061326" calcext:value-type="float">
            <text:p>22.804195061326</text:p>
          </table:table-cell>
        </table:table-row>
        <table:table-row table:style-name="ro1">
          <table:table-cell office:value-type="string" calcext:value-type="string">
            <text:p>TileDB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10.00%</text:p>
          </table:table-cell>
          <table:table-cell office:value-type="float" office:value="1286.39274096489" calcext:value-type="float">
            <text:p>1286.39274096489</text:p>
          </table:table-cell>
          <table:table-cell office:value-type="float" office:value="1.49000631545782" calcext:value-type="float">
            <text:p>1.49000631545782</text:p>
          </table:table-cell>
          <table:table-cell office:value-type="float" office:value="35462264000" calcext:value-type="float">
            <text:p>35462264000</text:p>
          </table:table-cell>
          <table:table-cell office:value-type="float" office:value="33.0268070101738" calcext:value-type="float">
            <text:p>33.0268070101738</text:p>
          </table:table-cell>
        </table:table-row>
        <table:table-row table:style-name="ro1">
          <table:table-cell office:value-type="string" calcext:value-type="string">
            <text:p>HSDS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.00%</text:p>
          </table:table-cell>
          <table:table-cell office:value-type="float" office:value="659.960867404938" calcext:value-type="float">
            <text:p>659.960867404938</text:p>
          </table:table-cell>
          <table:table-cell office:value-type="float" office:value="0.95488347852096" calcext:value-type="float">
            <text:p>0.95488347852096</text:p>
          </table:table-cell>
          <table:table-cell office:value-type="float" office:value="20378406030" calcext:value-type="float">
            <text:p>20378406030</text:p>
          </table:table-cell>
          <table:table-cell office:value-type="float" office:value="18.9788695704192" calcext:value-type="float">
            <text:p>18.9788695704192</text:p>
          </table:table-cell>
        </table:table-row>
        <table:table-row table:style-name="ro1">
          <table:table-cell office:value-type="string" calcext:value-type="string">
            <text:p>HSDS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5.00%</text:p>
          </table:table-cell>
          <table:table-cell office:value-type="float" office:value="941.996692180634" calcext:value-type="float">
            <text:p>941.996692180634</text:p>
          </table:table-cell>
          <table:table-cell office:value-type="float" office:value="1.56254000212479" calcext:value-type="float">
            <text:p>1.56254000212479</text:p>
          </table:table-cell>
          <table:table-cell office:value-type="float" office:value="33347672320" calcext:value-type="float">
            <text:p>33347672320</text:p>
          </table:table-cell>
          <table:table-cell office:value-type="float" office:value="31.0574400424957" calcext:value-type="float">
            <text:p>31.0574400424957</text:p>
          </table:table-cell>
        </table:table-row>
        <table:table-row table:style-name="ro1">
          <table:table-cell office:value-type="string" calcext:value-type="string">
            <text:p>HSDS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0.00%</text:p>
          </table:table-cell>
          <table:table-cell office:value-type="float" office:value="1207.83626699448" calcext:value-type="float">
            <text:p>1207.83626699448</text:p>
          </table:table-cell>
          <table:table-cell office:value-type="float" office:value="2.34801139796066" calcext:value-type="float">
            <text:p>2.34801139796066</text:p>
          </table:table-cell>
          <table:table-cell office:value-type="float" office:value="50111174400" calcext:value-type="float">
            <text:p>50111174400</text:p>
          </table:table-cell>
          <table:table-cell office:value-type="float" office:value="46.6696679592133" calcext:value-type="float">
            <text:p>46.6696679592133</text:p>
          </table:table-cell>
        </table:table-row>
        <table:table-row table:style-name="ro1">
          <table:table-cell office:value-type="string" calcext:value-type="string">
            <text:p>HSDS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1.00%</text:p>
          </table:table-cell>
          <table:table-cell office:value-type="float" office:value="772.759892940521" calcext:value-type="float">
            <text:p>772.759892940521</text:p>
          </table:table-cell>
          <table:table-cell office:value-type="float" office:value="0.007425" calcext:value-type="float">
            <text:p>0.007425</text:p>
          </table:table-cell>
          <table:table-cell office:value-type="float" office:value="20378406030" calcext:value-type="float">
            <text:p>20378406030</text:p>
          </table:table-cell>
          <table:table-cell office:value-type="float" office:value="18.9788695704192" calcext:value-type="float">
            <text:p>18.9788695704192</text:p>
          </table:table-cell>
        </table:table-row>
        <table:table-row table:style-name="ro1">
          <table:table-cell office:value-type="string" calcext:value-type="string">
            <text:p>HSDS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5.00%</text:p>
          </table:table-cell>
          <table:table-cell office:value-type="float" office:value="1255.39691877365" calcext:value-type="float">
            <text:p>1255.39691877365</text:p>
          </table:table-cell>
          <table:table-cell office:value-type="float" office:value="0.012085" calcext:value-type="float">
            <text:p>0.012085</text:p>
          </table:table-cell>
          <table:table-cell office:value-type="float" office:value="33347672320" calcext:value-type="float">
            <text:p>33347672320</text:p>
          </table:table-cell>
          <table:table-cell office:value-type="float" office:value="31.0574400424957" calcext:value-type="float">
            <text:p>31.0574400424957</text:p>
          </table:table-cell>
        </table:table-row>
        <table:table-row table:style-name="ro1">
          <table:table-cell office:value-type="string" calcext:value-type="string">
            <text:p>HSDS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10.00%</text:p>
          </table:table-cell>
          <table:table-cell office:value-type="float" office:value="1634.1948530674" calcext:value-type="float">
            <text:p>1634.1948530674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50111174400" calcext:value-type="float">
            <text:p>50111174400</text:p>
          </table:table-cell>
          <table:table-cell office:value-type="float" office:value="46.6696679592133" calcext:value-type="float">
            <text:p>46.6696679592133</text:p>
          </table:table-cell>
        </table:table-row>
        <table:table-row table:style-name="ro1">
          <table:table-cell office:value-type="string" calcext:value-type="string">
            <text:p>HSLAMBDA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.00%</text:p>
          </table:table-cell>
          <table:table-cell office:value-type="float" office:value="23422.711" calcext:value-type="float">
            <text:p>23422.711</text:p>
          </table:table-cell>
          <table:table-cell office:value-type="float" office:value="0.614785666" calcext:value-type="float">
            <text:p>0.614785666</text:p>
          </table:table-cell>
          <table:table-cell office:value-type="float" office:value="2931650000" calcext:value-type="float">
            <text:p>2931650000</text:p>
          </table:table-cell>
          <table:table-cell office:value-type="float" office:value="2.73031182587147" calcext:value-type="float">
            <text:p>2.73031182587147</text:p>
          </table:table-cell>
        </table:table-row>
        <table:table-row table:style-name="ro1">
          <table:table-cell office:value-type="string" calcext:value-type="string">
            <text:p>HSLAMBDA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NA</text:p>
          </table:table-cell>
          <table:table-cell office:value-type="float" office:value="0.614785666" calcext:value-type="float">
            <text:p>0.614785666</text:p>
          </table:table-cell>
          <table:table-cell office:value-type="float" office:value="2931650000" calcext:value-type="float">
            <text:p>2931650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SLAMBDA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NA</text:p>
          </table:table-cell>
          <table:table-cell office:value-type="float" office:value="0.614785666" calcext:value-type="float">
            <text:p>0.614785666</text:p>
          </table:table-cell>
          <table:table-cell office:value-type="float" office:value="2931650000" calcext:value-type="float">
            <text:p>2931650000</text:p>
          </table:table-cell>
          <table:table-cell office:value-type="string" calcext:value-type="string">
            <text:p>NA</text:p>
          </table:table-cell>
        </table:table-row>
      </table:table>
      <table:table table:name="Pivot Table_data_1" table:style-name="ta1">
        <table:table-column table:style-name="co8" table:default-cell-style-name="ce5"/>
        <table:table-column table:style-name="co8" table:number-columns-repeated="2" table:default-cell-style-name="ce10"/>
        <table:table-column table:style-name="co8" table:default-cell-style-name="ce17"/>
        <table:table-column table:style-name="co8" table:default-cell-style-name="ce25"/>
        <table:table-row table:style-name="ro1">
          <table:table-cell table:style-name="ce2"/>
          <table:table-cell table:style-name="ce8"/>
          <table:table-cell table:style-name="ce14"/>
          <table:table-cell table:style-name="ce15" office:value-type="string" calcext:value-type="string">
            <text:p>Data</text:p>
          </table:table-cell>
          <table:table-cell table:style-name="ce23"/>
        </table:table-row>
        <table:table-row table:style-name="ro1">
          <table:table-cell table:style-name="ce3" office:value-type="string" calcext:value-type="string">
            <text:p>System</text:p>
          </table:table-cell>
          <table:table-cell table:style-name="ce9" office:value-type="string" calcext:value-type="string">
            <text:p>Platform</text:p>
          </table:table-cell>
          <table:table-cell table:style-name="ce9" office:value-type="string" calcext:value-type="string">
            <text:p>Selectivity</text:p>
          </table:table-cell>
          <table:table-cell table:style-name="ce16" office:value-type="string" calcext:value-type="string">
            <text:p>Median - Time</text:p>
          </table:table-cell>
          <table:table-cell table:style-name="ce24" office:value-type="string" calcext:value-type="string">
            <text:p>Median - Cost</text:p>
          </table:table-cell>
        </table:table-row>
        <table:table-row table:style-name="ro1">
          <table:table-cell table:style-name="ce4" office:value-type="string" calcext:value-type="string">
            <text:p>HSDS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1.00%</text:p>
          </table:table-cell>
          <table:table-cell office:value-type="float" office:value="772.759892940521" calcext:value-type="float">
            <text:p>772.759892940521</text:p>
          </table:table-cell>
          <table:table-cell office:value-type="float" office:value="0.007425" calcext:value-type="float">
            <text:p>0.007425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10.00%</text:p>
          </table:table-cell>
          <table:table-cell table:style-name="ce18" office:value-type="float" office:value="1634.1948530674" calcext:value-type="float">
            <text:p>1634.1948530674</text:p>
          </table:table-cell>
          <table:table-cell table:style-name="ce26" office:value-type="float" office:value="0.01816" calcext:value-type="float">
            <text:p>0.01816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5.00%</text:p>
          </table:table-cell>
          <table:table-cell table:style-name="ce19" office:value-type="float" office:value="1255.39691877365" calcext:value-type="float">
            <text:p>1255.39691877365</text:p>
          </table:table-cell>
          <table:table-cell table:style-name="ce27" office:value-type="float" office:value="0.012085" calcext:value-type="float">
            <text:p>0.012085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1.00%</text:p>
          </table:table-cell>
          <table:table-cell office:value-type="float" office:value="659.960867404938" calcext:value-type="float">
            <text:p>659.960867404938</text:p>
          </table:table-cell>
          <table:table-cell office:value-type="float" office:value="0.95488347852096" calcext:value-type="float">
            <text:p>0.95488347852096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10.00%</text:p>
          </table:table-cell>
          <table:table-cell table:style-name="ce18" office:value-type="float" office:value="1207.83626699448" calcext:value-type="float">
            <text:p>1207.83626699448</text:p>
          </table:table-cell>
          <table:table-cell table:style-name="ce26" office:value-type="float" office:value="2.34801139796066" calcext:value-type="float">
            <text:p>2.34801139796066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5.00%</text:p>
          </table:table-cell>
          <table:table-cell table:style-name="ce19" office:value-type="float" office:value="941.996692180634" calcext:value-type="float">
            <text:p>941.996692180634</text:p>
          </table:table-cell>
          <table:table-cell table:style-name="ce27" office:value-type="float" office:value="1.56254000212479" calcext:value-type="float">
            <text:p>1.56254000212479</text:p>
          </table:table-cell>
        </table:table-row>
        <table:table-row table:style-name="ro1">
          <table:table-cell table:style-name="ce4" office:value-type="string" calcext:value-type="string">
            <text:p>HSLAMBDA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.00%</text:p>
          </table:table-cell>
          <table:table-cell office:value-type="float" office:value="23422.711" calcext:value-type="float">
            <text:p>23422.711</text:p>
          </table:table-cell>
          <table:table-cell office:value-type="float" office:value="0.614785666" calcext:value-type="float">
            <text:p>0.614785666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10.00%</text:p>
          </table:table-cell>
          <table:table-cell table:style-name="ce20"/>
          <table:table-cell table:style-name="ce26" office:value-type="float" office:value="0.614785666" calcext:value-type="float">
            <text:p>0.614785666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5.00%</text:p>
          </table:table-cell>
          <table:table-cell table:style-name="ce21"/>
          <table:table-cell table:style-name="ce27" office:value-type="float" office:value="0.614785666" calcext:value-type="float">
            <text:p>0.614785666</text:p>
          </table:table-cell>
        </table:table-row>
        <table:table-row table:style-name="ro1">
          <table:table-cell table:style-name="ce4" office:value-type="string" calcext:value-type="string">
            <text:p>Pareto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.00%</text:p>
          </table:table-cell>
          <table:table-cell office:value-type="float" office:value="134.46175" calcext:value-type="float">
            <text:p>134.46175</text:p>
          </table:table-cell>
          <table:table-cell office:value-type="float" office:value="0.136515591293573" calcext:value-type="float">
            <text:p>0.136515591293573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10.00%</text:p>
          </table:table-cell>
          <table:table-cell table:style-name="ce18" office:value-type="float" office:value="622.0745" calcext:value-type="float">
            <text:p>622.0745</text:p>
          </table:table-cell>
          <table:table-cell table:style-name="ce26" office:value-type="float" office:value="1.36521528474987" calcext:value-type="float">
            <text:p>1.36521528474987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5.00%</text:p>
          </table:table-cell>
          <table:table-cell table:style-name="ce19" office:value-type="float" office:value="399.47825" calcext:value-type="float">
            <text:p>399.47825</text:p>
          </table:table-cell>
          <table:table-cell table:style-name="ce27" office:value-type="float" office:value="0.682597747072578" calcext:value-type="float">
            <text:p>0.682597747072578</text:p>
          </table:table-cell>
        </table:table-row>
        <table:table-row table:style-name="ro1">
          <table:table-cell table:style-name="ce4" office:value-type="string" calcext:value-type="string">
            <text:p>TileDB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1.00%</text:p>
          </table:table-cell>
          <table:table-cell office:value-type="float" office:value="1451.27313685417" calcext:value-type="float">
            <text:p>1451.27313685417</text:p>
          </table:table-cell>
          <table:table-cell office:value-type="float" office:value="0.00375" calcext:value-type="float">
            <text:p>0.00375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10.00%</text:p>
          </table:table-cell>
          <table:table-cell table:style-name="ce18" office:value-type="float" office:value="2481.77941203117" calcext:value-type="float">
            <text:p>2481.77941203117</text:p>
          </table:table-cell>
          <table:table-cell table:style-name="ce26" office:value-type="float" office:value="0.00475" calcext:value-type="float">
            <text:p>0.00475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5.00%</text:p>
          </table:table-cell>
          <table:table-cell table:style-name="ce19" office:value-type="float" office:value="1813.17795109749" calcext:value-type="float">
            <text:p>1813.17795109749</text:p>
          </table:table-cell>
          <table:table-cell table:style-name="ce27" office:value-type="float" office:value="0.004375" calcext:value-type="float">
            <text:p>0.004375</text:p>
          </table:table-cell>
        </table:table-row>
        <table:table-row table:style-name="ro1">
          <table:table-cell/>
          <table:table-cell office:value-type="string" calcext:value-type="string">
            <text:p>GCS</text:p>
          </table:table-cell>
          <table:table-cell office:value-type="string" calcext:value-type="string">
            <text:p>1.00%</text:p>
          </table:table-cell>
          <table:table-cell office:value-type="float" office:value="874.014199972153" calcext:value-type="float">
            <text:p>874.014199972153</text:p>
          </table:table-cell>
          <table:table-cell office:value-type="float" office:value="0.33692152749002" calcext:value-type="float">
            <text:p>0.33692152749002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10.00%</text:p>
          </table:table-cell>
          <table:table-cell table:style-name="ce18" office:value-type="float" office:value="1286.39274096489" calcext:value-type="float">
            <text:p>1286.39274096489</text:p>
          </table:table-cell>
          <table:table-cell table:style-name="ce26" office:value-type="float" office:value="1.49000631545782" calcext:value-type="float">
            <text:p>1.49000631545782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5.00%</text:p>
          </table:table-cell>
          <table:table-cell table:style-name="ce19" office:value-type="float" office:value="1075.25566387177" calcext:value-type="float">
            <text:p>1075.25566387177</text:p>
          </table:table-cell>
          <table:table-cell table:style-name="ce27" office:value-type="float" office:value="1.02968877775967" calcext:value-type="float">
            <text:p>1.02968877775967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1.00%</text:p>
          </table:table-cell>
          <table:table-cell office:value-type="float" office:value="731.845633029938" calcext:value-type="float">
            <text:p>731.845633029938</text:p>
          </table:table-cell>
          <table:table-cell office:value-type="float" office:value="0.374023919433355" calcext:value-type="float">
            <text:p>0.374023919433355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10.00%</text:p>
          </table:table-cell>
          <table:table-cell table:style-name="ce18" office:value-type="float" office:value="1340.79865098" calcext:value-type="float">
            <text:p>1340.79865098</text:p>
          </table:table-cell>
          <table:table-cell table:style-name="ce26" office:value-type="float" office:value="1.65514035050869" calcext:value-type="float">
            <text:p>1.65514035050869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5.00%</text:p>
          </table:table-cell>
          <table:table-cell table:style-name="ce22" office:value-type="float" office:value="920.623298406601" calcext:value-type="float">
            <text:p>920.623298406601</text:p>
          </table:table-cell>
          <table:table-cell table:style-name="ce28" office:value-type="float" office:value="1.1437097530663" calcext:value-type="float">
            <text:p>1.1437097530663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_1'.A1:'Pivot Table_data_1'.E23" table:buttons="'Pivot Table_data_1'.A2 'Pivot Table_data_1'.B2 'Pivot Table_data_1'.C2 'Pivot Table_data_1'.D1" table:grand-total="none" table:show-filter-button="false">
          <table:source-cell-range table:cell-range-address="data.A1:data.G22"/>
          <table:data-pilot-field table:source-field-name="System" table:orientation="row" table:used-hierarchy="0" table:function="auto">
            <table:data-pilot-level table:show-empty="false" calcext:repeat-item-labels="false">
              <table:data-pilot-members>
                <table:data-pilot-member table:name="HSDS" table:display="true" table:show-details="true"/>
                <table:data-pilot-member table:name="HSLAMBDA" table:display="true" table:show-details="true"/>
                <table:data-pilot-member table:name="Pareto" table:display="true" table:show-details="true"/>
                <table:data-pilot-member table:name="TileD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CS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1.00%" table:display="true" table:show-details="true"/>
                <table:data-pilot-member table:name="10.00%" table:display="true" table:show-details="true"/>
                <table:data-pilot-member table:name="5.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median">
            <table:data-pilot-level table:show-empty="false" calcext:repeat-item-labels="false">
              <table:data-pilot-members>
                <table:data-pilot-member table:name="134.46175" table:display="true" table:show-details="true"/>
                <table:data-pilot-member table:name="399.47825" table:display="true" table:show-details="true"/>
                <table:data-pilot-member table:name="622.0745" table:display="true" table:show-details="true"/>
                <table:data-pilot-member table:name="659.960867404938" table:display="true" table:show-details="true"/>
                <table:data-pilot-member table:name="731.845633029938" table:display="true" table:show-details="true"/>
                <table:data-pilot-member table:name="772.759892940521" table:display="true" table:show-details="true"/>
                <table:data-pilot-member table:name="874.014199972153" table:display="true" table:show-details="true"/>
                <table:data-pilot-member table:name="920.623298406601" table:display="true" table:show-details="true"/>
                <table:data-pilot-member table:name="941.996692180634" table:display="true" table:show-details="true"/>
                <table:data-pilot-member table:name="1075.25566387177" table:display="true" table:show-details="true"/>
                <table:data-pilot-member table:name="1207.83626699448" table:display="true" table:show-details="true"/>
                <table:data-pilot-member table:name="1255.39691877365" table:display="true" table:show-details="true"/>
                <table:data-pilot-member table:name="1286.39274096489" table:display="true" table:show-details="true"/>
                <table:data-pilot-member table:name="1340.79865098" table:display="true" table:show-details="true"/>
                <table:data-pilot-member table:name="1451.27313685417" table:display="true" table:show-details="true"/>
                <table:data-pilot-member table:name="1634.1948530674" table:display="true" table:show-details="true"/>
                <table:data-pilot-member table:name="1813.17795109749" table:display="true" table:show-details="true"/>
                <table:data-pilot-member table:name="2481.77941203117" table:display="true" table:show-details="true"/>
                <table:data-pilot-member table:name="23422.711" table:display="true" table:show-details="true"/>
                <table:data-pilot-member table:name="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" table:orientation="data" table:used-hierarchy="0" table:function="median">
            <table:data-pilot-level table:show-empty="false" calcext:repeat-item-labels="false">
              <table:data-pilot-members>
                <table:data-pilot-member table:name="0.00375" table:display="true" table:show-details="true"/>
                <table:data-pilot-member table:name="0.004375" table:display="true" table:show-details="true"/>
                <table:data-pilot-member table:name="0.00475" table:display="true" table:show-details="true"/>
                <table:data-pilot-member table:name="0.007425" table:display="true" table:show-details="true"/>
                <table:data-pilot-member table:name="0.012085" table:display="true" table:show-details="true"/>
                <table:data-pilot-member table:name="0.01816" table:display="true" table:show-details="true"/>
                <table:data-pilot-member table:name="0.136515591293573" table:display="true" table:show-details="true"/>
                <table:data-pilot-member table:name="0.33692152749002" table:display="true" table:show-details="true"/>
                <table:data-pilot-member table:name="0.374023919433355" table:display="true" table:show-details="true"/>
                <table:data-pilot-member table:name="0.614785666" table:display="true" table:show-details="true"/>
                <table:data-pilot-member table:name="0.682597747072578" table:display="true" table:show-details="true"/>
                <table:data-pilot-member table:name="0.95488347852096" table:display="true" table:show-details="true"/>
                <table:data-pilot-member table:name="1.02968877775967" table:display="true" table:show-details="true"/>
                <table:data-pilot-member table:name="1.1437097530663" table:display="true" table:show-details="true"/>
                <table:data-pilot-member table:name="1.36521528474987" table:display="true" table:show-details="true"/>
                <table:data-pilot-member table:name="1.49000631545782" table:display="true" table:show-details="true"/>
                <table:data-pilot-member table:name="1.56254000212479" table:display="true" table:show-details="true"/>
                <table:data-pilot-member table:name="1.65514035050869" table:display="true" table:show-details="true"/>
                <table:data-pilot-member table:name="2.348011397960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14T16:12:03.824136044</dc:date>
    <meta:editing-duration>PT8M5S</meta:editing-duration>
    <meta:editing-cycles>1</meta:editing-cycles>
    <meta:document-statistic meta:table-count="2" meta:cell-count="232" meta:object-count="0"/>
    <meta:generator>LibreOffice/7.2.4.1$MacOSX_X86_64 LibreOffice_project/27d75539669ac387bb498e35313b970b7fe9c4f9</meta:generator>
  </office:meta>
</office:document-meta>
</file>